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Sinh</text:p>
      <text:p text:style-name="P1">Sinh <text:s text:c="1"/>// <text:s text:c="1"/>Elementwise hyperbolic sine operation</text:p>
      <text:h text:style-name="Heading_20_1" text:outline-level="1">Description</text:h>
      <text:p text:style-name="First_20_paragraph">Produces a tensor of the same element type and shape as <text:span text:style-name="Source_Text">arg,</text:span> where the value at each coordinate of <text:span text:style-name="Source_Text">output</text:span> is the hyperbolic sine of the value at the corresponding coordinate of <text:span text:style-name="Source_Text">arg.</text:span>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Sin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nh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>sinh</mo>
    <mo stretchy="false" form="prefix">(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i>Δ</mi>
    <mspace width="0.222em"/>
    <mo>cosh</mo>
    <mo stretchy="false" form="prefix">(</mo>
    <mstyle mathvariant="monospace">
      <mi>𝚊</mi>
      <mi>𝚛</mi>
      <mi>𝚐</mi>
    </mstyle>
    <mo stretchy="false" form="postfix">)</mo>
  </mrow>
</math>
</file>